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8pt" fo:font-weight="normal" style:font-size-asian="8pt" style:font-weight-asian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8pt" fo:font-weight="normal" style:font-size-asian="8pt" style:font-weight-asian="normal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Arial" fo:font-size="8pt" fo:font-weight="normal" style:font-size-asian="8pt" style:font-weight-asian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2pt" fo:font-weight="normal" style:font-size-asian="12pt" style:font-weight-asian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fo:font-weight="normal" style:font-size-asian="12pt" style:font-weight-asian="normal"/>
    </style:style>
    <style:style style:name="P6" style:family="paragraph" style:parent-style-name="Standard">
      <style:paragraph-properties>
        <style:tab-stops>
          <style:tab-stop style:position="11.993cm" style:type="center"/>
        </style:tab-stops>
      </style:paragraph-properties>
      <style:text-properties fo:color="#000000" style:font-name="Arial" fo:font-size="12pt" fo:font-weight="normal" style:font-size-asian="12pt" style:font-weight-asian="normal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Arial" fo:font-size="10pt" fo:font-weight="normal" style:font-size-asian="10pt" style:font-weight-asian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0pt" fo:font-weight="normal" style:font-size-asian="10pt" style:font-weight-asian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0pt" fo:font-weight="normal" style:font-size-asian="10pt" style:font-weight-asian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ArialMT" fo:font-size="10pt" fo:font-weight="normal" officeooo:paragraph-rsid="001e6d17" style:font-size-asian="10pt" style:font-weight-asian="normal"/>
    </style:style>
    <style:style style:name="P11" style:family="paragraph" style:parent-style-name="Standard">
      <style:text-properties style:font-name="Arial" officeooo:paragraph-rsid="001d6d9d"/>
    </style:style>
    <style:style style:name="P12" style:family="paragraph" style:parent-style-name="Standard">
      <style:paragraph-properties fo:text-align="justify" style:justify-single-word="false"/>
      <style:text-properties style:font-name="Arial" officeooo:paragraph-rsid="001ec3aa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officeooo:paragraph-rsid="001d6d9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"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" fo:font-size="8pt" fo:font-weight="bold" style:font-size-asian="8pt" style:font-weight-asian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fo:font-weight="normal" style:font-size-asian="12pt" style:font-weight-asian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paragraph-rsid="001d6d9d" style:font-size-asian="12pt" style:font-weight-asian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1.993cm" style:type="center"/>
        </style:tab-stops>
      </style:paragraph-properties>
      <style:text-properties fo:color="#000000" style:font-name="Arial" fo:font-size="12pt" fo:font-weight="normal" style:font-size-asian="12pt" style:font-weight-asian="normal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style:font-name="Arial" fo:font-size="12pt" fo:font-weight="normal" style:font-size-asian="12pt" style:font-weight-asian="normal"/>
    </style:style>
    <style:style style:name="P20" style:family="paragraph" style:parent-style-name="Standard">
      <style:paragraph-properties>
        <style:tab-stops>
          <style:tab-stop style:position="11.993cm" style:type="center"/>
        </style:tab-stops>
      </style:paragraph-properties>
      <style:text-properties fo:color="#000000" style:font-name="Arial" fo:font-size="12pt" fo:font-weight="normal" style:font-size-asian="12pt" style:font-weight-asian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Arial" fo:font-size="12pt" fo:font-weight="bold" style:font-size-asian="12pt" style:font-weight-asian="bold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0pt" fo:font-weight="normal" style:font-size-asian="10pt" style:font-weight-asian="normal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0pt" fo:font-weight="normal" style:font-size-asian="10pt" style:font-weight-asian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/>
    </style:style>
    <style:style style:name="P25" style:family="paragraph" style:parent-style-name="Standard">
      <style:paragraph-properties fo:margin-left="0.63cm" fo:margin-right="-0.021cm" fo:text-align="justify" style:justify-single-word="false" fo:text-indent="0cm" style:auto-text-indent="false"/>
      <style:text-properties fo:color="#000000" style:font-name="Arial" fo:font-size="8pt" fo:font-weight="normal" style:font-size-asian="8pt" style:font-weight-asian="normal"/>
    </style:style>
    <style:style style:name="T1" style:family="text">
      <style:text-properties fo:color="#000000" fo:font-size="12pt" fo:font-weight="normal" style:font-size-asian="12pt" style:font-weight-asian="normal"/>
    </style:style>
    <style:style style:name="T2" style:family="text">
      <style:text-properties fo:color="#000000" fo:font-size="12pt" fo:font-weight="bold" style:font-size-asian="12pt" style:font-weight-asian="bold" style:font-weight-complex="bold"/>
    </style:style>
    <style:style style:name="T3" style:family="text">
      <style:text-properties fo:color="#000000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5" style:family="text">
      <style:text-properties fo:color="#000000" fo:font-size="10pt" fo:font-weight="normal" style:font-size-asian="10pt" style:font-weight-asian="normal"/>
    </style:style>
    <style:style style:name="T6" style:family="text">
      <style:text-properties fo:color="#000000" fo:font-size="10pt" fo:font-weight="normal" style:font-size-asian="10pt" style:font-weight-asian="normal" style:font-size-complex="10pt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ICHIARAZIONE SOSTITUTIVA DELL’ATTO DI NOTORIETA’</text:p>
      <text:p text:style-name="P15">(Art. 47 D.P.R. n. 445 del 28/12/2000)</text:p>
      <text:p text:style-name="P1"/>
      <text:p text:style-name="P1"/>
      <text:p text:style-name="P1"/>
      <text:p text:style-name="P1"/>
      <text:p text:style-name="P11"><text:span text:style-name="T4">I</text:span>o sottoscritt{%= @oa %} <text:span text:style-name="T7">{%= @persona.nome %} {%= @persona.cognome %}</text:span>, codice fiscale <text:span text:style-name="T7">{%= @persona.codice_fiscale %}</text:span>,</text:p>
      <text:p text:style-name="P11">nat{%= @oa%} a <text:span text:style-name="T7">{%= @persona.comune_nascita %}</text:span> il <text:span text:style-name="T7">{%= @persona.data_nascita.lformat(:short) %}</text:span>, </text:p>
      <text:p text:style-name="P13"><text:span text:style-name="T1">residente a </text:span><text:span text:style-name="T2">{%= @persona.indirizzo_residenza.comune %}</text:span><text:span text:style-name="T1"> in </text:span><text:span text:style-name="T2">{%= @persona.indirizzo_residenza.to_s %}</text:span><text:span text:style-name="T3">,</text:span></text:p>
      <text:p text:style-name="P5">consapevole delle sanzioni penali previste dell’art. 76 del D.P.R: 445/2000, nel caso di mendaci dichiarazioni, falsità negli atti, uso <text:s/>o esibizione di atti o contenenti dati non più rispondenti a verità,</text:p>
      <text:p text:style-name="P4"/>
      <text:p text:style-name="P21">DICHIARO</text:p>
      <text:p text:style-name="P19">________________________________________________________________________</text:p>
      <text:p text:style-name="P19">________________________________________________________________________</text:p>
      <text:p text:style-name="P19">________________________________________________________________________</text:p>
      <text:p text:style-name="P19">________________________________________________________________________</text:p>
      <text:p text:style-name="P19">________________________________________________________________________</text:p>
      <text:p text:style-name="P19">________________________________________________________________________</text:p>
      <text:p text:style-name="P19">________________________________________________________________________</text:p>
      <text:p text:style-name="P19">________________________________________________________________________</text:p>
      <text:p text:style-name="P7"/>
      <text:p text:style-name="P12"><text:span text:style-name="T5">Dichiaro di essere informat</text:span><text:span text:style-name="T6">{%= @oa %}</text:span><text:span text:style-name="T5">, ai sensi e per gli effetti di cui all'art.13 del Dlgs 196/2003, che <text:s/>i <text:s/>dati personali raccolti saranno trattati, <text:s/>anche con strumenti informatici, esclusivamente nell'ambito del procedimento per il quale la presente dichiarazione viene resa.</text:span></text:p>
      <text:p text:style-name="P5"/>
      <text:p text:style-name="P17">Addì {%= @data %}</text:p>
      <text:p text:style-name="P6"/>
      <text:p text:style-name="P6"><text:tab/>IL DICHIARANTE<text:tab/></text:p>
      <text:p text:style-name="P18"><text:tab/>_________________</text:p>
      <text:p text:style-name="P8"/>
      <text:p text:style-name="P8">***************************************************************************************************************************</text:p>
      <text:p text:style-name="P2"/>
      <text:p text:style-name="P24">AUTENTICA</text:p>
      <text:p text:style-name="P9"/>
      <text:p text:style-name="P23">Ai sensi degli artt 4, comma 1 <text:s/>e 21, comma 2, <text:s/>del DPR 445/2000, attesto che le <text:s/>sottoscrizione di cui sopra, <text:s text:c="2"/>è stata apposta <text:s/>in mia presenza dall’interessato Sig./ra <text:s/>________________________________________, </text:p>
      <text:p text:style-name="P23">previo accertamento della sua identità a mezzo di _____________________________________________</text:p>
      <text:p text:style-name="P3"/>
      <text:p text:style-name="P23">Addì _______________________<text:tab/><text:tab/><text:tab/>IL DIPENDENTE INCARICATO DAL SINDACO</text:p>
      <text:p text:style-name="P10"><text:tab/><text:tab/><text:tab/><text:tab/><text:tab/><text:tab/><text:tab/>__________________________________________</text:p>
      <text:p text:style-name="P25">_________________________________________________</text:p>
      <text:p text:style-name="P25">La firma deve essere autenticata presso qualsiasi pubblico ufficiale (dipendente comunale incaricato dal Sindaco, Notaio, Segretario Comunale se va presentata ad soggetti privati o ad organi della Pubblica amministrazione ai fini della riscossione di benefici economici (pensioni, contributi, ecc.). In tal caso occorre apporre la marca da bo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520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DICHIARAZIONE SOSTITUTIVA DELL’ATTO DI NOTORIETA’</dc:title>
    <meta:generator>LibreOffice/4.3.7.2$MacOSX_X86_64 LibreOffice_project/8a35821d8636a03b8bf4e15b48f59794652c68ba</meta:generator>
    <meta:editing-duration>PT2M1S</meta:editing-duration>
    <meta:editing-cycles>2</meta:editing-cycles>
    <meta:creation-date>2015-09-29T13:56:11.515287000</meta:creation-date>
    <dc:date>2015-09-29T13:56:12.590511000</dc:date>
    <meta:document-statistic meta:table-count="0" meta:image-count="0" meta:object-count="0" meta:page-count="1" meta:paragraph-count="27" meta:word-count="232" meta:character-count="2470" meta:non-whitespace-character-count="2240"/>
  </office:meta>
</office:document-meta>
</file>